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family="'Droid Sans Mono'" style:font-family-generic="swiss" style:font-pitch="fixed" fo:font-size="36pt" style:font-size-asian="36pt" style:font-size-complex="36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0.327cm" svg:height="9.954cm" svg:x="3.836cm" svg:y="2.493cm">
          <draw:image xlink:href="../figs/fatiando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399cm" svg:y="0.836cm" presentation:class="title">
          <draw:text-box>
            <text:p><text:span text:style-name="T1">Open-source project</text:span></text:p>
          </draw:text-box>
        </draw:frame>
        <draw:frame presentation:style-name="pr1" draw:text-style-name="P3" draw:layer="layout" svg:width="13.082cm" svg:height="3.506cm" svg:x="7.458cm" svg:y="13.634cm" presentation:class="title" presentation:user-transformed="true">
          <draw:text-box>
            <text:p><text:span text:style-name="T2">www.fatiando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3.506cm" svg:x="1.399cm" svg:y="8.247cm" presentation:class="title" presentation:user-transformed="true">
          <draw:text-box>
            <text:p><text:span text:style-name="T3">Synthetic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2.703cm" svg:height="10.156cm" svg:x="-0.253cm" svg:y="0.508cm">
          <draw:image xlink:href="../figs/synthetic/gz.png" xlink:type="simple" xlink:show="embed" xlink:actuate="onLoad">
            <text:p/>
          </draw:image>
        </draw:frame>
        <draw:frame draw:style-name="gr1" draw:text-style-name="P1" draw:layer="layout" svg:width="12.703cm" svg:height="10.156cm" svg:x="-0.253cm" svg:y="10.158cm">
          <draw:image xlink:href="../figs/synthetic/gzz.png" xlink:type="simple" xlink:show="embed" xlink:actuate="onLoad">
            <text:p/>
          </draw:image>
        </draw:frame>
        <draw:frame draw:style-name="gr1" draw:text-style-name="P1" draw:layer="layout" svg:width="22.867cm" svg:height="11.935cm" svg:x="8.638cm" svg:y="0.707cm">
          <draw:image xlink:href="../figs/synthetic/model1.png" xlink:type="simple" xlink:show="embed" xlink:actuate="onLoad">
            <text:p/>
          </draw:image>
        </draw:frame>
        <draw:frame draw:style-name="gr1" draw:text-style-name="P1" draw:layer="layout" svg:width="16.515cm" svg:height="8.634cm" svg:x="11.484cm" svg:y="11.934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2.703cm" svg:height="10.156cm" svg:x="-0.254cm" svg:y="0.507cm">
          <draw:image xlink:href="../figs/synthetic/gz_seeds.png" xlink:type="simple" xlink:show="embed" xlink:actuate="onLoad">
            <text:p/>
          </draw:image>
        </draw:frame>
        <draw:frame draw:style-name="gr1" draw:text-style-name="P1" draw:layer="layout" svg:width="12.703cm" svg:height="10.156cm" svg:x="-0.254cm" svg:y="10.157cm">
          <draw:image xlink:href="../figs/synthetic/gzz_seeds.png" xlink:type="simple" xlink:show="embed" xlink:actuate="onLoad">
            <text:p/>
          </draw:image>
        </draw:frame>
        <draw:frame draw:style-name="gr1" draw:text-style-name="P1" draw:layer="layout" svg:width="22.867cm" svg:height="11.935cm" svg:x="8.638cm" svg:y="0.71cm">
          <draw:image xlink:href="../figs/synthetic/seeds1.png" xlink:type="simple" xlink:show="embed" xlink:actuate="onLoad">
            <text:p/>
          </draw:image>
        </draw:frame>
        <draw:frame draw:style-name="gr1" draw:text-style-name="P1" draw:layer="layout" svg:width="16.515cm" svg:height="8.634cm" svg:x="11.484cm" svg:y="11.934cm">
          <draw:image xlink:href="../figs/synthetic/seeds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2.703cm" svg:height="10.156cm" svg:x="-0.254cm" svg:y="0.507cm">
          <draw:image xlink:href="../figs/synthetic/gz_fit.png" xlink:type="simple" xlink:show="embed" xlink:actuate="onLoad">
            <text:p/>
          </draw:image>
        </draw:frame>
        <draw:frame draw:style-name="gr1" draw:text-style-name="P1" draw:layer="layout" svg:width="12.703cm" svg:height="10.156cm" svg:x="-0.254cm" svg:y="10.157cm">
          <draw:image xlink:href="../figs/synthetic/gzz_fit.png" xlink:type="simple" xlink:show="embed" xlink:actuate="onLoad">
            <text:p/>
          </draw:image>
        </draw:frame>
        <draw:frame draw:style-name="gr1" draw:text-style-name="P1" draw:layer="layout" svg:width="22.867cm" svg:height="11.935cm" svg:x="8.638cm" svg:y="0.71cm">
          <draw:image xlink:href="../figs/synthetic/result1.png" xlink:type="simple" xlink:show="embed" xlink:actuate="onLoad">
            <text:p/>
          </draw:image>
        </draw:frame>
        <draw:frame draw:style-name="gr1" draw:text-style-name="P1" draw:layer="layout" svg:width="16.515cm" svg:height="8.634cm" svg:x="11.484cm" svg:y="11.934cm">
          <draw:image xlink:href="../figs/synthetic/result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10-10T17:23:21</meta:creation-date>
    <dc:date>2012-10-10T17:24:15</dc:date>
    <dc:creator>Leonardo Uieda</dc:creator>
    <meta:editing-duration>P0D</meta:editing-duration>
    <meta:editing-cycles>1</meta:editing-cycles>
    <meta:document-statistic meta:object-count="47"/>
    <meta:generator>LibreOffice/3.5$Linux_X86_64 LibreOffice_project/350m1$Build-2</meta:generator>
  </office:meta>
</office:document-meta>
</file>